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3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4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5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6" style:family="paragraph" style:parent-style-name="Heading_20_1">
      <style:paragraph-properties style:shadow="none"/>
      <style:text-properties officeooo:rsid="0000ee1a" officeooo:paragraph-rsid="0000ee1a"/>
    </style:style>
    <style:style style:name="P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10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1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2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13" style:family="paragraph" style:parent-style-name="Text_20_body" style:list-style-name="L1">
      <style:paragraph-properties style:shadow="none"/>
      <style:text-properties officeooo:rsid="0013f2a7" officeooo:paragraph-rsid="0013f2a7"/>
    </style:style>
    <style:style style:name="P14" style:family="paragraph" style:parent-style-name="Text_20_body" style:list-style-name="L2">
      <style:paragraph-properties style:shadow="none"/>
      <style:text-properties officeooo:paragraph-rsid="0017273a"/>
    </style:style>
    <style:style style:name="P15" style:family="paragraph" style:parent-style-name="Text_20_body" style:list-style-name="L2">
      <style:paragraph-properties style:shadow="none"/>
      <style:text-properties officeooo:rsid="001f5746" officeooo:paragraph-rsid="001f5746"/>
    </style:style>
    <style:style style:name="P16" style:family="paragraph" style:parent-style-name="Text_20_body">
      <style:paragraph-properties style:shadow="none"/>
      <style:text-properties fo:color="#666666" loext:opacity="100%" fo:font-weight="bold" officeooo:rsid="0000ee1a" officeooo:paragraph-rsid="0000ee1a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57aba"/>
    </style:style>
    <style:style style:name="T4" style:family="text">
      <style:text-properties fo:font-weight="normal" officeooo:rsid="001937fc"/>
    </style:style>
    <style:style style:name="T5" style:family="text">
      <style:text-properties officeooo:rsid="00157aba"/>
    </style:style>
    <style:style style:name="T6" style:family="text">
      <style:text-properties officeooo:rsid="0017273a"/>
    </style:style>
    <style:style style:name="T7" style:family="text">
      <style:text-properties fo:font-style="normal" fo:font-weight="normal" officeooo:rsid="0017273a"/>
    </style:style>
    <style:style style:name="T8" style:family="text">
      <style:text-properties fo:font-weight="bold" officeooo:rsid="0013f2a7"/>
    </style:style>
    <style:style style:name="T9" style:family="text">
      <style:text-properties officeooo:rsid="0000ee1a"/>
    </style:style>
    <style:style style:name="T10" style:family="text">
      <style:text-properties officeooo:rsid="0002e2a8"/>
    </style:style>
    <style:style style:name="T11" style:family="text">
      <style:text-properties officeooo:rsid="00051cdb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Victor A Miron</text:h>
      <text:p text:style-name="P16">Victormiron.office@gmail.com</text:p>
      <text:p text:style-name="P4"><text:span text:style-name="T9">(312) 450 5890</text:span></text:p>
      <text:p text:style-name="P4"><text:span text:style-name="T9">github.com/</text:span><text:span text:style-name="T10">Victor-Miron</text:span><text:line-break/><text:span text:style-name="T11">www.linkedin.com/in/victor-miron-4ab401297</text:span></text:p>
      <text:h text:style-name="P7" text:outline-level="3">Education</text:h>
      <text:p text:style-name="P5"><text:span text:style-name="T8">PhD in Egg Engineering<text:line-break/></text:span><text:span text:style-name="T1">University of Eggington, May 2010<text:line-break/></text:span><text:span text:style-name="T7">Cumulative GPA: 2.89</text:span></text:p>
      <text:p text:style-name="P3"><text:span text:style-name="T6">BS in Hamology</text:span><text:span text:style-name="T2"><text:line-break/>Hammsworth College, May 2007<text:line-break/>Cumulative GPA: 3.26</text:span></text:p>
      <text:h text:style-name="P8" text:outline-level="3">Experience</text:h>
      <text:section text:style-name="Sect1" text:name="Section1">
        <text:p text:style-name="P2">Egg Inspector<text:line-break/><text:span text:style-name="T3">Eggs and Ham, Co.</text:span></text:p>
        <text:p text:style-name="P1">Jan 2013 – Mar 2014 </text:p>
      </text:section>
      <text:list xml:id="list3150254310" text:style-name="L1">
        <text:list-item>
          <text:p text:style-name="P10"><text:s/></text:p>
        </text:list-item>
        <text:list-item>
          <text:p text:style-name="P10"/>
        </text:list-item>
        <text:list-item>
          <text:p text:style-name="P13"/>
        </text:list-item>
      </text:list>
      <text:section text:style-name="Sect1" text:name="Section2">
        <text:p text:style-name="P2"><text:span text:style-name="T5">Ham Inspector<text:line-break/></text:span><text:span text:style-name="T4">Ham and Eggs, Co.</text:span></text:p>
        <text:p text:style-name="P1">Jun 2011 – Nov 2013 </text:p>
      </text:section>
      <text:list xml:id="list175933983622209" text:continue-numbering="true" text:style-name="L1">
        <text:list-item>
          <text:p text:style-name="P11"><text:s/></text:p>
        </text:list-item>
        <text:list-item>
          <text:p text:style-name="P11"/>
        </text:list-item>
        <text:list-item>
          <text:p text:style-name="P11"/>
        </text:list-item>
      </text:list>
      <text:h text:style-name="P9" text:outline-level="3">Skills</text:h>
      <text:section text:style-name="Sect2" text:name="Section3">
        <text:list xml:id="list3288991233" text:style-name="L2">
          <text:list-item>
            <text:p text:style-name="P14"/>
          </text:list-item>
          <text:list-item>
            <text:p text:style-name="P14"/>
          </text:list-item>
          <text:list-item>
            <text:p text:style-name="P15"/>
          </text:list-item>
          <text:list-item>
            <text:p text:style-name="P14"/>
          </text:list-item>
          <text:list-item>
            <text:p text:style-name="P14"/>
          </text:list-item>
          <text:list-item>
            <text:p text:style-name="P14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30:39.012821197</meta:creation-date>
    <meta:editing-duration>PT7M47S</meta:editing-duration>
    <meta:editing-cycles>3</meta:editing-cycles>
    <meta:generator>LibreOffice/7.3.7.2$Linux_X86_64 LibreOffice_project/30$Build-2</meta:generator>
    <dc:title>Resume</dc:title>
    <dc:date>2024-06-05T17:59:32.371925217</dc:date>
    <meta:document-statistic meta:table-count="0" meta:image-count="0" meta:object-count="0" meta:page-count="1" meta:paragraph-count="25" meta:word-count="66" meta:character-count="404" meta:non-whitespace-character-count="357"/>
    <meta:template xlink:type="simple" xlink:actuate="onRequest" xlink:title="Resume" xlink:href="../../../../../../usr/lib/libreoffice/share/template/common/personal/Resume1page.ott" meta:date="2024-06-05T17:30:37.105230867"/>
  </office:meta>
</office:document-meta>
</file>